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5198ff" draw:textarea-horizontal-align="justify" draw:textarea-vertical-align="middle" draw:auto-grow-height="false"/>
    </style:style>
    <style:style style:name="gr2" style:family="graphic" style:parent-style-name="standard">
      <style:graphic-properties draw:fill-color="#1c344c" draw:textarea-horizontal-align="center" draw:textarea-vertical-align="middle"/>
    </style:style>
    <style:style style:name="gr3" style:family="graphic" style:parent-style-name="standard">
      <style:graphic-properties draw:fill-color="#e6be61" draw:textarea-vertical-align="middle" draw:auto-grow-height="false" fo:min-height="0.749cm" fo:min-width="0.499cm"/>
    </style:style>
    <style:style style:name="gr4" style:family="graphic" style:parent-style-name="standard">
      <style:graphic-properties draw:fill-color="#e6be61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/>
    </style:style>
    <style:style style:name="P3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21">
        <office:forms form:automatic-focus="false" form:apply-design-mode="false"/>
        <draw:custom-shape draw:style-name="gr1" draw:text-style-name="P1" draw:layer="layout" svg:width="3cm" svg:height="3cm" svg:x="12.5cm" svg:y="5.5cm">
          <text:p text:style-name="P1">final</text:p>
          <text:p text:style-name="P1">doc</text:p>
          <text:p text:style-name="P1">source</text:p>
          <text:p text:style-name="P1"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2" draw:text-style-name="P2" draw:layer="layout" svg:width="4cm" svg:height="2cm" svg:x="2cm" svg:y="2.5cm">
          <text:p text:style-name="P2"><text:span text:style-name="T1">plugin</text:span></text:p>
          <text:p text:style-name="P2"><text:span text:style-name="T1">inspector</text:span></text:p>
        </draw:rect>
        <draw:rect draw:style-name="gr2" draw:text-style-name="P2" draw:layer="layout" svg:width="4cm" svg:height="2cm" svg:x="2cm" svg:y="9.5cm">
          <text:p text:style-name="P2"><text:span text:style-name="T1">developer</text:span></text:p>
        </draw:rect>
        <draw:custom-shape draw:style-name="gr1" draw:text-style-name="P1" draw:layer="layout" svg:width="3cm" svg:height="3cm" svg:x="7.5cm" svg:y="2cm">
          <text:p text:style-name="P1">tagged</text:p>
          <text:p text:style-name="P1">doc</text:p>
          <text:p text:style-name="P1">skeleton</text:p>
          <text:p text:style-name="P1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cm" svg:height="3cm" svg:x="7.5cm" svg:y="9cm">
          <text:p text:style-name="P1">tagged</text:p>
          <text:p text:style-name="P1">doc</text:p>
          <text:p text:style-name="P1">part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2cm" svg:height="2cm" svg:x="6cm" svg:y="2.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2cm" svg:height="2cm" svg:x="6cm" svg:y="9.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rect draw:style-name="gr2" draw:text-style-name="P2" draw:layer="layout" svg:width="3cm" svg:height="2cm" svg:x="8cm" svg:y="6cm">
          <text:p text:style-name="P2"><text:span text:style-name="T1">cmake</text:span></text:p>
        </draw:rect>
        <draw:custom-shape draw:style-name="gr3" draw:text-style-name="P3" draw:layer="layout" svg:width="2cm" svg:height="2cm" svg:x="11cm" svg:y="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cm" svg:height="2cm" svg:x="8cm" svg:y="7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2cm" svg:height="2cm" svg:x="8cm" svg:y="4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2" draw:layer="layout" svg:width="3.5cm" svg:height="2cm" svg:x="13cm" svg:y="9.5cm">
          <text:p text:style-name="P2"><text:span text:style-name="T1">doxygen</text:span></text:p>
        </draw:rect>
        <draw:custom-shape draw:style-name="gr1" draw:text-style-name="P1" draw:layer="layout" svg:width="3cm" svg:height="3cm" svg:x="18cm" svg:y="9cm">
          <text:p text:style-name="P1">final</text:p>
          <text:p text:style-name="P1">html</text:p>
          <text:p text:style-name="P1">doc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2cm" svg:height="2cm" svg:x="16.5cm" svg:y="9.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cm" svg:height="2cm" svg:x="13cm" svg:y="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Yann Renard</meta:initial-creator>
    <meta:creation-date>2008-10-16T14:55:01</meta:creation-date>
    <dc:creator>Yann Renard</dc:creator>
    <dc:date>2008-10-16T15:14:59</dc:date>
    <meta:editing-cycles>1</meta:editing-cycles>
    <meta:editing-duration>PT20M0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